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373cm" style:rel-column-width="18529*"/>
    </style:style>
    <style:style style:name="Tableau1.B" style:family="table-column">
      <style:table-column-properties style:column-width="13.628cm" style:rel-column-width="47006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left" fo:background-color="transparent">
        <style:background-image/>
      </style:table-properties>
    </style:style>
    <style:style style:name="Tableau2.A" style:family="table-column">
      <style:table-column-properties style:column-width="5.405cm"/>
    </style:style>
    <style:style style:name="Tableau2.B" style:family="table-column">
      <style:table-column-properties style:column-width="1.905cm"/>
    </style:style>
    <style:style style:name="Tableau2.C" style:family="table-column">
      <style:table-column-properties style:column-width="3.605cm"/>
    </style:style>
    <style:style style:name="Tableau2.D" style:family="table-column">
      <style:table-column-properties style:column-width="3.572cm"/>
    </style:style>
    <style:style style:name="Tableau2.E" style:family="table-column">
      <style:table-column-properties style:column-width="4.514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7" style:family="table-row">
      <style:table-row-properties style:min-row-height="0.199cm"/>
    </style:style>
    <style:style style:name="Tableau2.8" style:family="table-row">
      <style:table-row-properties style:min-row-height="3.395cm"/>
    </style:style>
    <style:style style:name="Tableau4" style:family="table">
      <style:table-properties style:width="17.688cm" fo:margin-left="0.496cm" table:align="left"/>
    </style:style>
    <style:style style:name="Tableau4.A" style:family="table-column">
      <style:table-column-properties style:column-width="5.821cm"/>
    </style:style>
    <style:style style:name="Tableau4.B" style:family="table-column">
      <style:table-column-properties style:column-width="3.374cm"/>
    </style:style>
    <style:style style:name="Tableau4.C" style:family="table-column">
      <style:table-column-properties style:column-width="8.49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694cm" fo:margin-left="0.538cm" table:align="left"/>
    </style:style>
    <style:style style:name="Tableau5.A" style:family="table-column">
      <style:table-column-properties style:column-width="2.083cm"/>
    </style:style>
    <style:style style:name="Tableau5.B" style:family="table-column">
      <style:table-column-properties style:column-width="10.054cm"/>
    </style:style>
    <style:style style:name="Tableau5.C" style:family="table-column">
      <style:table-column-properties style:column-width="5.556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fo:break-before="page" table:align="margins"/>
    </style:style>
    <style:style style:name="Tableau3.A" style:family="table-column">
      <style:table-column-properties style:column-width="6.258cm" style:rel-column-width="21585*"/>
    </style:style>
    <style:style style:name="Tableau3.B" style:family="table-column">
      <style:table-column-properties style:column-width="1.021cm" style:rel-column-width="3522*"/>
    </style:style>
    <style:style style:name="Tableau3.C" style:family="table-column">
      <style:table-column-properties style:column-width="1.464cm" style:rel-column-width="5049*"/>
    </style:style>
    <style:style style:name="Tableau3.D" style:family="table-column">
      <style:table-column-properties style:column-width="1.466cm" style:rel-column-width="5055*"/>
    </style:style>
    <style:style style:name="Tableau3.J" style:family="table-column">
      <style:table-column-properties style:column-width="1.469cm" style:rel-column-width="50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zxx" fo:country="none" fo:font-weight="bold" officeooo:rsid="00279780" officeooo:paragraph-rsid="004f23c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zxx" fo:country="none" fo:font-weight="bold" officeooo:rsid="003c3eae" officeooo:paragraph-rsid="004f44ff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bold" officeooo:rsid="003c3eae" officeooo:paragraph-rsid="004f23c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officeooo:paragraph-rsid="004f23ca"/>
    </style:style>
    <style:style style:name="P5" style:family="paragraph" style:parent-style-name="Standard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fr" fo:country="FR" fo:font-weight="bold" officeooo:rsid="000e1a5f" officeooo:paragraph-rsid="002839c5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0e1a5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fr" fo:country="FR" fo:font-weight="bold" officeooo:rsid="00161ff5" officeooo:paragraph-rsid="00161ff5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fr" fo:country="FR" fo:font-weight="bold" officeooo:rsid="00279780" officeooo:paragraph-rsid="002839c5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fr" fo:country="FR" fo:font-weight="bold" officeooo:rsid="003c3eae" officeooo:paragraph-rsid="003c3eae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fr" fo:country="FR" fo:font-weight="normal" officeooo:rsid="000e1a5f" officeooo:paragraph-rsid="000e1a5f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fr" fo:country="FR" fo:font-weight="normal" officeooo:rsid="000e1a5f" officeooo:paragraph-rsid="002839c5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fr" fo:country="FR" fo:font-weight="normal" officeooo:rsid="00161ff5" officeooo:paragraph-rsid="00161ff5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fr" fo:country="FR" officeooo:paragraph-rsid="003c3eae"/>
    </style:style>
    <style:style style:name="P18" style:family="paragraph" style:parent-style-name="Table_20_Contents">
      <style:paragraph-properties fo:text-align="center" style:justify-single-word="false"/>
      <style:text-properties fo:language="zxx" fo:country="none" officeooo:paragraph-rsid="004f23ca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language="zxx" fo:country="none" fo:font-weight="normal" officeooo:rsid="002649a5" officeooo:paragraph-rsid="004f23ca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language="zxx" fo:country="none" fo:font-weight="normal" officeooo:rsid="0035a1f2" officeooo:paragraph-rsid="004f23ca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language="zxx" fo:country="none" fo:font-weight="normal" officeooo:rsid="003c3eae" officeooo:paragraph-rsid="004f23ca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language="zxx" fo:country="none" fo:font-weight="normal" officeooo:rsid="003caa69" officeooo:paragraph-rsid="004f23ca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fo:font-weight="normal" officeooo:rsid="004cbec2" officeooo:paragraph-rsid="004f23ca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2649a5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0a306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fo:font-style="normal" fo:font-weight="normal" officeooo:rsid="003caa69" officeooo:paragraph-rsid="004f23ca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2649a5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3caa69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4a72b4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11pt" fo:language="zxx" fo:country="none" fo:font-style="italic" fo:font-weight="normal" officeooo:rsid="004cbec2" officeooo:paragraph-rsid="004f23ca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1baa71" officeooo:paragraph-rsid="001baa71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2321d5" officeooo:paragraph-rsid="002321d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1c9fc4" officeooo:paragraph-rsid="001c9fc4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29ef55" officeooo:paragraph-rsid="0029ef55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1pt" fo:language="fr" fo:country="FR" fo:font-style="italic" officeooo:rsid="001ea0b6" officeooo:paragraph-rsid="005d147a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1pt" fo:language="fr" fo:country="FR" officeooo:rsid="001ea0b6" officeooo:paragraph-rsid="005d147a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1pt" fo:language="fr" fo:country="FR" officeooo:rsid="00364c98" officeooo:paragraph-rsid="00364c98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1pt" fo:language="fr" fo:country="FR" officeooo:rsid="00364c98" officeooo:paragraph-rsid="0043c01f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officeooo:paragraph-rsid="004f23ca"/>
    </style:style>
    <style:style style:name="P40" style:family="paragraph" style:parent-style-name="Table_20_Contents">
      <style:paragraph-properties fo:text-align="center" style:justify-single-word="false"/>
      <style:text-properties fo:language="fr" fo:country="FR" fo:font-weight="bold" officeooo:rsid="000e1a5f" officeooo:paragraph-rsid="000e1a5f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language="fr" fo:country="FR" fo:font-weight="bold" officeooo:rsid="0011170c" officeooo:paragraph-rsid="0011170c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language="fr" fo:country="FR" fo:font-weight="bold" officeooo:rsid="001417a7" officeooo:paragraph-rsid="001417a7" style:language-asian="zxx" style:country-asian="none" style:font-weight-asian="bold" style:language-complex="zxx" style:country-complex="none" style:font-weight-complex="bold" style:text-rotation-angle="90" style:text-rotation-scale="line-height"/>
    </style:style>
    <style:style style:name="P44" style:family="paragraph" style:parent-style-name="Table_20_Contents">
      <style:paragraph-properties fo:text-align="center" style:justify-single-word="false"/>
      <style:text-properties fo:language="fr" fo:country="FR" officeooo:rsid="001a75c7" officeooo:paragraph-rsid="001a75c7" style:language-asian="zxx" style:country-asian="none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1c9fc4" style:language-asian="zxx" style:country-asian="none" style:language-complex="zxx" style:country-complex="none"/>
    </style:style>
    <style:style style:name="P46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5b5586" style:language-asian="zxx" style:country-asian="none" style:language-complex="zxx" style:country-complex="none"/>
    </style:style>
    <style:style style:name="P47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447fee" style:language-asian="zxx" style:country-asian="none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fo:language="fr" fo:country="FR" officeooo:rsid="001c9fc4" officeooo:paragraph-rsid="0021d2b1" style:language-asian="zxx" style:country-asian="none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fo:language="fr" fo:country="FR" officeooo:rsid="001d1ad1" officeooo:paragraph-rsid="001d1ad1" style:language-asian="zxx" style:country-asian="none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447fee" style:language-asian="zxx" style:country-asian="none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1baa71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fo:language="fr" fo:country="FR" officeooo:rsid="001baa71" officeooo:paragraph-rsid="0067ea57" style:language-asian="zxx" style:country-asian="none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fo:language="fr" fo:country="FR" style:language-asian="zxx" style:country-asian="none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fo:language="fr" fo:country="FR" officeooo:paragraph-rsid="0021d2b1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fo:language="fr" fo:country="FR" officeooo:paragraph-rsid="0025e22e" style:language-asian="zxx" style:country-asian="none" style:language-complex="zxx" style:country-complex="none"/>
    </style:style>
    <style:style style:name="P56" style:family="paragraph" style:parent-style-name="Table_20_Contents">
      <style:paragraph-properties fo:text-align="center" style:justify-single-word="false"/>
      <style:text-properties fo:language="fr" fo:country="FR" officeooo:paragraph-rsid="0067ea57" style:language-asian="zxx" style:country-asian="none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fo:language="fr" fo:country="FR" officeooo:rsid="00247b54" officeooo:paragraph-rsid="00247b54" style:language-asian="zxx" style:country-asian="none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fo:language="fr" fo:country="FR" officeooo:rsid="002321d5" officeooo:paragraph-rsid="002321d5" style:language-asian="zxx" style:country-asian="none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fo:language="fr" fo:country="FR" officeooo:rsid="001ea0b6" officeooo:paragraph-rsid="001ea0b6" style:language-asian="zxx" style:country-asian="none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fo:language="fr" fo:country="FR" officeooo:rsid="00477b99" officeooo:paragraph-rsid="00477b99" style:language-asian="zxx" style:country-asian="none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364c98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fo:language="fr" fo:country="FR" officeooo:rsid="00364c98" officeooo:paragraph-rsid="0043c01f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start" style:justify-single-word="false"/>
      <style:text-properties fo:language="fr" fo:country="FR" style:language-asian="zxx" style:country-asian="none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fo:language="fr" fo:country="FR" officeooo:rsid="0043c01f" officeooo:paragraph-rsid="0043c01f" style:language-asian="zxx" style:country-asian="none" style:language-complex="zxx" style:country-complex="none"/>
    </style:style>
    <style:style style:name="P65" style:family="paragraph" style:parent-style-name="Table_20_Contents">
      <style:paragraph-properties fo:text-align="justify" style:justify-single-word="false"/>
      <style:text-properties fo:language="fr" fo:country="FR" style:language-asian="zxx" style:country-asian="none" style:language-complex="zxx" style:country-complex="none"/>
    </style:style>
    <style:style style:name="P66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/>
    </style:style>
    <style:style style:name="P67" style:family="paragraph" style:parent-style-name="Table_20_Contents">
      <style:paragraph-properties fo:text-align="justify" style:justify-single-word="false"/>
      <style:text-properties fo:language="fr" fo:country="FR" officeooo:rsid="001417a7" style:language-asian="zxx" style:country-asian="none" style:language-complex="zxx" style:country-complex="none" style:text-rotation-angle="90" style:text-rotation-scale="line-height"/>
    </style:style>
    <style:style style:name="P68" style:family="paragraph" style:parent-style-name="Table_20_Contents">
      <style:paragraph-properties fo:text-align="justify" style:justify-single-word="false"/>
      <style:text-properties fo:language="fr" fo:country="FR" officeooo:rsid="001417a7" officeooo:paragraph-rsid="001417a7" style:language-asian="zxx" style:country-asian="none" style:language-complex="zxx" style:country-complex="none" style:text-rotation-angle="90" style:text-rotation-scale="line-height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963d"/>
    </style:style>
    <style:style style:name="T3" style:family="text">
      <style:text-properties officeooo:rsid="001a75c7"/>
    </style:style>
    <style:style style:name="T4" style:family="text">
      <style:text-properties officeooo:rsid="001c9fc4"/>
    </style:style>
    <style:style style:name="T5" style:family="text">
      <style:text-properties officeooo:rsid="001f8960"/>
    </style:style>
    <style:style style:name="T6" style:family="text">
      <style:text-properties officeooo:rsid="002321d5"/>
    </style:style>
    <style:style style:name="T7" style:family="text">
      <style:text-properties style:font-name="Consolas" fo:font-size="11pt" fo:font-style="italic" officeooo:rsid="001c9fc4" style:font-size-asian="11pt" style:font-style-asian="italic" style:font-size-complex="11pt" style:font-style-complex="italic"/>
    </style:style>
    <style:style style:name="T8" style:family="text">
      <style:text-properties style:font-name="Consolas" fo:font-size="11pt" fo:font-style="italic" officeooo:rsid="0039875d" style:font-size-asian="11pt" style:font-style-asian="italic" style:font-size-complex="11pt" style:font-style-complex="italic"/>
    </style:style>
    <style:style style:name="T9" style:family="text">
      <style:text-properties style:font-name="Consolas" fo:font-size="11pt" fo:font-style="italic" officeooo:rsid="00447fee" style:font-size-asian="11pt" style:font-style-asian="italic" style:font-size-complex="11pt" style:font-style-complex="italic"/>
    </style:style>
    <style:style style:name="T10" style:family="text">
      <style:text-properties style:font-name="Consolas" fo:font-size="11pt" fo:font-style="italic" fo:font-weight="normal" officeooo:rsid="003caa69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Consolas" fo:font-size="11pt" fo:language="zxx" fo:country="none" fo:font-style="italic" fo:font-weight="normal" officeooo:rsid="003caa69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2" style:family="text">
      <style:text-properties officeooo:rsid="0032246a"/>
    </style:style>
    <style:style style:name="T13" style:family="text">
      <style:text-properties officeooo:rsid="0032309f"/>
    </style:style>
    <style:style style:name="T14" style:family="text">
      <style:text-properties fo:language="zxx" fo:country="none" style:language-asian="zxx" style:country-asian="none" style:language-complex="zxx" style:country-complex="none"/>
    </style:style>
    <style:style style:name="T15" style:family="text">
      <style:text-properties fo:language="zxx" fo:country="none" officeooo:rsid="004aba43" style:language-asian="zxx" style:country-asian="none" style:language-complex="zxx" style:country-complex="none"/>
    </style:style>
    <style:style style:name="T16" style:family="text">
      <style:text-properties fo:language="zxx" fo:country="none" officeooo:rsid="00644ec4" style:language-asian="zxx" style:country-asian="none" style:language-complex="zxx" style:country-complex="none"/>
    </style:style>
    <style:style style:name="T17" style:family="text">
      <style:text-properties officeooo:rsid="0039875d"/>
    </style:style>
    <style:style style:name="T18" style:family="text">
      <style:text-properties officeooo:rsid="003a4c54"/>
    </style:style>
    <style:style style:name="T19" style:family="text">
      <style:text-properties officeooo:rsid="0042ceb8"/>
    </style:style>
    <style:style style:name="T20" style:family="text">
      <style:text-properties officeooo:rsid="00447fee"/>
    </style:style>
    <style:style style:name="T21" style:family="text">
      <style:text-properties officeooo:rsid="0058b4e1"/>
    </style:style>
    <style:style style:name="T22" style:family="text">
      <style:text-properties officeooo:rsid="0059f1de"/>
    </style:style>
    <style:style style:name="T23" style:family="text">
      <style:text-properties officeooo:rsid="005b5586"/>
    </style:style>
    <style:style style:name="T24" style:family="text">
      <style:text-properties officeooo:rsid="005d147a"/>
    </style:style>
    <style:style style:name="T25" style:family="text">
      <style:text-properties fo:font-style="italic" officeooo:rsid="005d147a" style:font-style-asian="italic" style:font-style-complex="italic"/>
    </style:style>
    <style:style style:name="T26" style:family="text">
      <style:text-properties officeooo:rsid="005eb936"/>
    </style:style>
    <style:style style:name="T27" style:family="text">
      <style:text-properties officeooo:rsid="006070a7"/>
    </style:style>
    <style:style style:name="T28" style:family="text">
      <style:text-properties officeooo:rsid="0060b8c4"/>
    </style:style>
    <style:style style:name="T29" style:family="text">
      <style:text-properties officeooo:rsid="0062817a"/>
    </style:style>
    <style:style style:name="T30" style:family="text">
      <style:text-properties officeooo:rsid="00663ba7"/>
    </style:style>
    <style:style style:name="T31" style:family="text">
      <style:text-properties officeooo:rsid="0067128e"/>
    </style:style>
    <style:style style:name="T32" style:family="text">
      <style:text-properties officeooo:rsid="0069ccf6"/>
    </style:style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draw:opacity="100%" fo:padding="0.15cm" fo:border="0.06pt solid #6666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ssier de validation projet NSI</text:p>
      <text:p text:style-name="P5"/>
      <text:p text:style-name="P5"/>
      <text:p text:style-name="P6">description du projet</text:p>
      <text:p text:style-name="P6"/>
      <table:table table:name="Tableau1" table:style-name="Tableau1">
        <table:table-column table:style-name="Tableau1.A"/>
        <table:table-column table:style-name="Tableau1.B"/>
        <table:table-row table:style-name="TableLine2338593858352">
          <table:table-cell table:style-name="Tableau1.A1" office:value-type="string">
            <text:p text:style-name="P40">Noms, Prénoms de l’équipe en charge du projet</text:p>
          </table:table-cell>
          <table:table-cell table:style-name="Tableau1.B1" office:value-type="string">
            <text:p text:style-name="P44">Moulherat Gauthier &amp; Bardini Raphaël</text:p>
          </table:table-cell>
        </table:table-row>
        <table:table-row table:style-name="TableLine2338593857264">
          <table:table-cell table:style-name="Tableau1.A2" office:value-type="string">
            <text:p text:style-name="P40">Intitulé du projet</text:p>
          </table:table-cell>
          <table:table-cell table:style-name="Tableau1.B2" office:value-type="string">
            <text:p text:style-name="P44">Puissance 4</text:p>
          </table:table-cell>
        </table:table-row>
        <table:table-row table:style-name="TableLine2338593859984">
          <table:table-cell table:style-name="Tableau1.A2" office:value-type="string">
            <text:p text:style-name="P40"><text:span text:style-name="T3">Énoncé</text:span> général du besoin</text:p>
          </table:table-cell>
          <table:table-cell table:style-name="Tableau1.B2" office:value-type="string">
            <text:p text:style-name="P45">Jeu de puissance 4 qui se joue a tour de rôle </text:p>
          </table:table-cell>
        </table:table-row>
      </table:table>
      <text:p text:style-name="P5"/>
      <text:p text:style-name="P9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2338593858896">
          <table:table-cell table:style-name="Tableau2.A1" office:value-type="string">
            <text:p text:style-name="P40">Nom de la fonction</text:p>
          </table:table-cell>
          <table:table-cell table:style-name="Tableau2.A1" office:value-type="string">
            <text:p text:style-name="P41">Nom de l’élève prenant en charge la fonction</text:p>
          </table:table-cell>
          <table:table-cell table:style-name="Tableau2.A1" office:value-type="string">
            <text:p text:style-name="P40">Variables d’entrée</text:p>
          </table:table-cell>
          <table:table-cell table:style-name="Tableau2.A1" office:value-type="string">
            <text:p text:style-name="P40">Variables de sortie</text:p>
          </table:table-cell>
          <table:table-cell table:style-name="Tableau2.E1" office:value-type="string">
            <text:p text:style-name="P40">Rôle de la fonction</text:p>
          </table:table-cell>
        </table:table-row>
        <table:table-row table:style-name="TableLine2338593861344">
          <table:table-cell table:style-name="Tableau2.A2" office:value-type="string">
            <text:p text:style-name="P31">Chercher<text:span text:style-name="T21">Alignement</text:span></text:p>
          </table:table-cell>
          <table:table-cell table:style-name="Tableau2.A2" office:value-type="string">
            <text:p text:style-name="P49">Raphaël</text:p>
          </table:table-cell>
          <table:table-cell table:style-name="Tableau2.A2" office:value-type="string">
            <text:p text:style-name="P46">Entier : la colonne du dernier pion placé</text:p>
            <text:p text:style-name="P46"><text:span text:style-name="T10">Case</text:span><text:span text:style-name="T22"> : <text:s/>l'état des cases formant l'alignement </text:span><text:span text:style-name="T23">à chercher</text:span></text:p>
          </table:table-cell>
          <table:table-cell table:style-name="Tableau2.A2" office:value-type="string">
            <text:p text:style-name="P50"><text:span text:style-name="T9">True</text:span><text:span text:style-name="T4"> s</text:span><text:span text:style-name="T28">i un alignement est trouvé</text:span><text:span text:style-name="T4">,</text:span></text:p>
            <text:p text:style-name="P47"><text:span text:style-name="T20">s</text:span>inon <text:span text:style-name="T9">False</text:span></text:p>
          </table:table-cell>
          <table:table-cell table:style-name="Tableau2.E2" office:value-type="string">
            <text:p text:style-name="P48">Vérifie si le pion à l’emplacement spécifié représente un coup gagnant, en appelant</text:p>
            <text:p text:style-name="P54"><text:span text:style-name="T7">ChercherGagnantDiagonal</text:span><text:span text:style-name="T4">, </text:span><text:span text:style-name="T7">ChercherGagnantHorizontal</text:span><text:span text:style-name="T4">, </text:span><text:span text:style-name="T7">ChercherGagnantVertical</text:span></text:p>
          </table:table-cell>
        </table:table-row>
        <table:table-row table:style-name="Tableau2.3">
          <table:table-cell table:style-name="Tableau2.A2" office:value-type="string">
            <text:p text:style-name="P31">PlacerPion</text:p>
          </table:table-cell>
          <table:table-cell table:style-name="Tableau2.B3" office:value-type="string">
            <text:p text:style-name="P49">Gauthier</text:p>
          </table:table-cell>
          <table:table-cell table:style-name="Tableau2.B3" office:value-type="string">
            <text:p text:style-name="P51">Entier : la colonne du pion <text:span text:style-name="T12">à placer</text:span></text:p>
            <text:p text:style-name="P52"><text:span text:style-name="T10">Case </text:span><text:span text:style-name="T30">: J</text:span>oueur qui place le pion</text:p>
          </table:table-cell>
          <table:table-cell table:style-name="Tableau2.A2" office:value-type="string">
            <text:p text:style-name="P53"/>
          </table:table-cell>
          <table:table-cell table:style-name="Tableau2.E2" office:value-type="string">
            <text:p text:style-name="P51">Place un pion à la colonne spécifiée et à la ligne la plus basse possible (le pion tombe)</text:p>
          </table:table-cell>
        </table:table-row>
        <table:table-row table:style-name="TableLine2338593857808">
          <table:table-cell table:style-name="Tableau2.A2" office:value-type="string">
            <text:p text:style-name="P31">AfficherGrille</text:p>
          </table:table-cell>
          <table:table-cell table:style-name="Tableau2.A2" office:value-type="string">
            <text:p text:style-name="P49">Raphaël</text:p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53"/>
          </table:table-cell>
          <table:table-cell table:style-name="Tableau2.E2" office:value-type="string">
            <text:p text:style-name="P51">Affiche une représentation textuelle de la grille</text:p>
          </table:table-cell>
        </table:table-row>
        <table:table-row table:style-name="TableLine2338593846384">
          <table:table-cell table:style-name="Tableau2.A2" office:value-type="string">
            <text:p text:style-name="P32">AfficherMessageExAequo</text:p>
          </table:table-cell>
          <table:table-cell table:style-name="Tableau2.A2" office:value-type="string">
            <text:p text:style-name="P57">Gauthier</text:p>
          </table:table-cell>
          <table:table-cell table:style-name="Tableau2.A2" office:value-type="string">
            <text:p text:style-name="P55"/>
          </table:table-cell>
          <table:table-cell table:style-name="Tableau2.A2" office:value-type="string">
            <text:p text:style-name="P53"/>
          </table:table-cell>
          <table:table-cell table:style-name="Tableau2.E2" office:value-type="string">
            <text:p text:style-name="P58">Affiche un message de match nul</text:p>
          </table:table-cell>
        </table:table-row>
        <table:table-row table:style-name="TableLine2338593849104">
          <table:table-cell table:style-name="Tableau2.A2" office:value-type="string">
            <text:p text:style-name="P33">Afficher<text:span text:style-name="T6">Message</text:span>Gagnant</text:p>
          </table:table-cell>
          <table:table-cell table:style-name="Tableau2.A2" office:value-type="string">
            <text:p text:style-name="P49">Gauthier</text:p>
          </table:table-cell>
          <table:table-cell table:style-name="Tableau2.A2" office:value-type="string">
            <text:p text:style-name="P56"><text:span text:style-name="T10">Case</text:span> : <text:span text:style-name="T31">J</text:span>oueur <text:span text:style-name="T13">gagnant</text:span></text:p>
          </table:table-cell>
          <table:table-cell table:style-name="Tableau2.A2" office:value-type="string">
            <text:p text:style-name="P53"/>
          </table:table-cell>
          <table:table-cell table:style-name="Tableau2.E2" office:value-type="string">
            <text:p text:style-name="P45">Affiche un message avec le le nom du joueur <text:span text:style-name="T13">gagnant</text:span></text:p>
          </table:table-cell>
        </table:table-row>
        <table:table-row table:style-name="Tableau2.7">
          <table:table-cell table:style-name="Tableau2.A2" office:value-type="string">
            <text:p text:style-name="P34">Chercher<text:span text:style-name="T24">AlignementD</text:span>iagonal</text:p>
          </table:table-cell>
          <table:table-cell table:style-name="Tableau2.A2" office:value-type="string">
            <text:p text:style-name="P59">Raphaël</text:p>
          </table:table-cell>
          <table:table-cell table:style-name="Tableau2.A2" office:value-type="string">
            <text:p text:style-name="P45">Entier : la colonne du dernier pion placé</text:p>
          </table:table-cell>
          <table:table-cell table:style-name="Tableau2.A2" office:value-type="string">
            <text:p text:style-name="P50"><text:span text:style-name="T9">True</text:span><text:span text:style-name="T4"> s</text:span><text:span text:style-name="T28">i un alignement est trouvé</text:span><text:span text:style-name="T4">,</text:span></text:p>
            <text:p text:style-name="P47"><text:span text:style-name="T20">s</text:span>inon <text:span text:style-name="T9">False</text:span></text:p>
          </table:table-cell>
          <table:table-cell table:style-name="Tableau2.E2" office:value-type="string">
            <text:p text:style-name="P59">Cherche si le pion <text:span text:style-name="T28">le plus haut à la colonne spécifiée</text:span> est aligné en diagonale avec 3 autres pions placés par le même joueur.</text:p>
          </table:table-cell>
        </table:table-row>
        <table:table-row table:style-name="Tableau2.8">
          <table:table-cell table:style-name="Tableau2.A2" office:value-type="string">
            <text:p text:style-name="P35">Cherche<text:span text:style-name="T5">r</text:span><text:span text:style-name="T24">Alignement</text:span>Horizontal</text:p>
          </table:table-cell>
          <table:table-cell table:style-name="Tableau2.A2" office:value-type="string">
            <text:p text:style-name="P59">Gauthier</text:p>
          </table:table-cell>
          <table:table-cell table:style-name="Tableau2.A2" office:value-type="string">
            <text:p text:style-name="P45">Entier : la colonne du dernier pion placé</text:p>
          </table:table-cell>
          <table:table-cell table:style-name="Tableau2.A2" office:value-type="string">
            <text:p text:style-name="P50"><text:span text:style-name="T9">True</text:span><text:span text:style-name="T4"> s</text:span><text:span text:style-name="T28">i un alignement est trouvé</text:span><text:span text:style-name="T4">,</text:span></text:p>
            <text:p text:style-name="P47"><text:span text:style-name="T20">s</text:span>inon <text:span text:style-name="T9">False</text:span></text:p>
          </table:table-cell>
          <table:table-cell table:style-name="Tableau2.E2" office:value-type="string">
            <text:p text:style-name="P59">Cherche si l<text:span text:style-name="T28">e pion le plus haut</text:span> <text:span text:style-name="T29">à la colonne spécifiée est aligné </text:span>horizontalement avec 3 autres pions placés par le même joueur.</text:p>
          </table:table-cell>
        </table:table-row>
        <text:soft-page-break/>
        <table:table-row table:style-name="TableLine2338593855904">
          <table:table-cell table:style-name="Tableau2.A2" office:value-type="string">
            <text:p text:style-name="P36">Chercher<text:span text:style-name="T25">Alignement</text:span>Vertical</text:p>
          </table:table-cell>
          <table:table-cell table:style-name="Tableau2.A2" office:value-type="string">
            <text:p text:style-name="P60">Gauthier</text:p>
          </table:table-cell>
          <table:table-cell table:style-name="Tableau2.A2" office:value-type="string">
            <text:p text:style-name="P45">Entier : la colonne du dernier pion placé</text:p>
          </table:table-cell>
          <table:table-cell table:style-name="Tableau2.A2" office:value-type="string">
            <text:p text:style-name="P50"><text:span text:style-name="T9">True</text:span><text:span text:style-name="T4"> s</text:span><text:span text:style-name="T28">i un alignement est trouvé</text:span><text:span text:style-name="T4">,</text:span></text:p>
            <text:p text:style-name="P47"><text:span text:style-name="T20">s</text:span>inon <text:span text:style-name="T9">False</text:span></text:p>
          </table:table-cell>
          <table:table-cell table:style-name="Tableau2.E2" office:value-type="string">
            <text:p text:style-name="P59">Cherche si le pion <text:span text:style-name="T26">le plus <text:s text:c="2"/></text:span><text:span text:style-name="T27">haut</text:span> à <text:span text:style-name="T26">la colonne</text:span> spécifié<text:span text:style-name="T26">e</text:span> est aligné verticalement avec 3 autres pions placés par le même joueur.</text:p>
          </table:table-cell>
        </table:table-row>
        <table:table-row table:style-name="TableLine2338593855632">
          <table:table-cell table:style-name="Tableau2.A2" office:value-type="string">
            <text:p text:style-name="P37">ChoisirJoueurs</text:p>
          </table:table-cell>
          <table:table-cell table:style-name="Tableau2.A2" office:value-type="string">
            <text:p text:style-name="P61">Raphaël</text:p>
          </table:table-cell>
          <table:table-cell table:style-name="Tableau2.A2" office:value-type="string">
            <text:p text:style-name="P45"/>
          </table:table-cell>
          <table:table-cell table:style-name="Tableau2.A2" office:value-type="string">
            <text:p text:style-name="P63"/>
          </table:table-cell>
          <table:table-cell table:style-name="Tableau2.E2" office:value-type="string">
            <text:p text:style-name="P61">Demande à l'utlisateur <text:span text:style-name="T19">si il veut jouer contre l'ordinateur ou le</text:span> nom des <text:span text:style-name="T19">2</text:span> joueurs</text:p>
          </table:table-cell>
        </table:table-row>
        <table:table-row table:style-name="TableLine2338593845840">
          <table:table-cell table:style-name="Tableau2.A2" office:value-type="string">
            <text:p text:style-name="P38">DemanderJouerAvecOrdinateur</text:p>
          </table:table-cell>
          <table:table-cell table:style-name="Tableau2.A2" office:value-type="string">
            <text:p text:style-name="P62">Raphaël</text:p>
          </table:table-cell>
          <table:table-cell table:style-name="Tableau2.A2" office:value-type="string">
            <text:p text:style-name="P45"/>
          </table:table-cell>
          <table:table-cell table:style-name="Tableau2.A2" office:value-type="string">
            <text:p text:style-name="P63"/>
          </table:table-cell>
          <table:table-cell table:style-name="Tableau2.E2" office:value-type="string">
            <text:p text:style-name="P64">Demande à l'utilisateur s'il souhaite jouer contre l'ordinateur</text:p>
          </table:table-cell>
        </table:table-row>
      </table:table>
      <text:p text:style-name="P7"/>
      <text:p text:style-name="P7"><draw:frame draw:style-name="fr1" draw:name="Cadre1" text:anchor-type="paragraph" svg:x="0.12cm" svg:y="0.42cm" svg:width="18.819cm" draw:z-index="0"><draw:text-box fo:min-height="12.7cm"><text:p text:style-name="P1"><text:s/>Variables globales :</text:p><text:p text:style-name="P1"/><table:table table:name="Tableau4" table:style-name="Tableau4"><table:table-column table:style-name="Tableau4.A"/><table:table-column table:style-name="Tableau4.B"/><table:table-column table:style-name="Tableau4.C"/><table:table-row table:style-name="TableLine2338593852096"><table:table-cell table:style-name="Tableau4.A1" office:value-type="string"><text:p text:style-name="P19">Type</text:p></table:table-cell><table:table-cell table:style-name="Tableau4.A1" office:value-type="string"><text:p text:style-name="P24">Nom</text:p></table:table-cell><table:table-cell table:style-name="Tableau4.C1" office:value-type="string"><text:p text:style-name="P19">Commentaires</text:p></table:table-cell></table:table-row><table:table-row table:style-name="TableLine2338593854272"><table:table-cell table:style-name="Tableau4.A2" office:value-type="string"><text:p text:style-name="P19">Tableau <text:span text:style-name="T17">de valeurs de </text:span><text:span text:style-name="T8">Case</text:span><text:span text:style-name="T17"> </text:span>à deux dimensions</text:p><text:p text:style-name="P25">7 colonnes</text:p><text:p text:style-name="P25">6 lignes</text:p></table:table-cell><table:table-cell table:style-name="Tableau4.A2" office:value-type="string"><text:p text:style-name="P27">grille</text:p></table:table-cell><table:table-cell table:style-name="Tableau4.C2" office:value-type="string"><text:p text:style-name="P19">Grille du jeu où sont placés les pions. Un pion est représenté par <text:span text:style-name="T18">le caractère correspondant à la vale</text:span><text:span text:style-name="T32">u</text:span><text:span text:style-name="T18">r de l'énumération.</text:span></text:p></table:table-cell></table:table-row><table:table-row table:style-name="TableLine2338593856176"><table:table-cell table:style-name="Tableau4.A2" office:value-type="string"><text:p text:style-name="P20">Entier </text:p></table:table-cell><table:table-cell table:style-name="Tableau4.A2" office:value-type="string"><text:p text:style-name="P29">HAUTEUR</text:p></table:table-cell><table:table-cell table:style-name="Tableau4.C2" office:value-type="string"><text:p text:style-name="P20">La hauteur de la grille du jeu, cad le nombre de lignes</text:p></table:table-cell></table:table-row><table:table-row table:style-name="TableLine2338593854816"><table:table-cell table:style-name="Tableau4.A2" office:value-type="string"><text:p text:style-name="P20">Entier</text:p></table:table-cell><table:table-cell table:style-name="Tableau4.A2" office:value-type="string"><text:p text:style-name="P29">LARGEUR</text:p></table:table-cell><table:table-cell table:style-name="Tableau4.C2" office:value-type="string"><text:p text:style-name="P20">La largeur de la grille du jeu, cad le nombre de colonnes</text:p></table:table-cell></table:table-row><table:table-row table:style-name="TableLine2338593860800"><table:table-cell table:style-name="Tableau4.A2" office:value-type="string"><text:p text:style-name="P23">Chaîne</text:p></table:table-cell><table:table-cell table:style-name="Tableau4.A2" office:value-type="string"><text:p text:style-name="P30">nomJoueur1</text:p></table:table-cell><table:table-cell table:style-name="Tableau4.C2" office:value-type="string"><text:p text:style-name="P23">Nom du joueur 1</text:p></table:table-cell></table:table-row><table:table-row table:style-name="TableLine2338593855088"><table:table-cell table:style-name="Tableau4.A2" office:value-type="string"><text:p text:style-name="P23">Chaîne</text:p></table:table-cell><table:table-cell table:style-name="Tableau4.A2" office:value-type="string"><text:p text:style-name="P30">nomJoueur2</text:p></table:table-cell><table:table-cell table:style-name="Tableau4.C2" office:value-type="string"><text:p text:style-name="P23">Nom du joueur <text:s/>2</text:p></table:table-cell></table:table-row></table:table><text:p text:style-name="P4"/><text:p text:style-name="P2">Énumération :</text:p><text:p text:style-name="P2"/><table:table table:name="Tableau5" table:style-name="Tableau5"><table:table-column table:style-name="Tableau5.A"/><table:table-column table:style-name="Tableau5.B"/><table:table-column table:style-name="Tableau5.C"/><table:table-row table:style-name="TableLine2338593857536"><table:table-cell table:style-name="Tableau5.A1" office:value-type="string"><text:p text:style-name="P22">Nom</text:p></table:table-cell><table:table-cell table:style-name="Tableau5.A1" office:value-type="string"><text:p text:style-name="P26">Valeurs</text:p></table:table-cell><table:table-cell table:style-name="Tableau5.C1" office:value-type="string"><text:p text:style-name="P21">Commentaires</text:p></table:table-cell></table:table-row><table:table-row table:style-name="TableLine2338593870592"><table:table-cell table:style-name="Tableau5.A2" office:value-type="string"><text:p text:style-name="P28">Case</text:p></table:table-cell><table:table-cell table:style-name="Tableau5.A2" office:value-type="string"><text:p text:style-name="P39"><text:span text:style-name="T11">VIDE</text:span><text:span text:style-name="T14"> <text:s text:c="2"/>- <text:s/></text:span><text:span text:style-name="T16">Pas de pion</text:span></text:p><text:p text:style-name="P39"><text:span text:style-name="T11">JOUEUR_1</text:span><text:span text:style-name="T14"> <text:s/>- <text:s/></text:span><text:span text:style-name="T15">P</text:span><text:span text:style-name="T14">ion placé par le joueur 1</text:span></text:p><text:p text:style-name="P39"><text:span text:style-name="T11">JOUEUR_2</text:span><text:span text:style-name="T14"> <text:s/>- <text:s/></text:span><text:span text:style-name="T15">P</text:span><text:span text:style-name="T14">ion placé par le joueur 2</text:span></text:p></table:table-cell><table:table-cell table:style-name="Tableau5.C2" office:value-type="string"><text:p text:style-name="P18">Représente l'état d'une case sur la grille du jeu</text:p></table:table-cell></table:table-row></table:table><text:p text:style-name="P3"/></draw:text-box></draw:frame></text:p>
      <text:p text:style-name="P14"/>
      <text:p text:style-name="P11"/>
      <text:p text:style-name="P15"/>
      <text:p text:style-name="P8"/>
      <text:p text:style-name="P12"/>
      <text:p text:style-name="P12"/>
      <text:p text:style-name="P1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C" table:number-columns-repeated="2"/>
        <table:table-column table:style-name="Tableau3.D"/>
        <table:table-column table:style-name="Tableau3.C"/>
        <table:table-column table:style-name="Tableau3.D"/>
        <table:table-column table:style-name="Tableau3.J"/>
        <table:table-row table:style-name="TableLine2338593844480">
          <table:table-cell table:style-name="Tableau3.A1" office:value-type="string">
            <text:p text:style-name="P42">Fiche péda<text:span text:style-name="T2">g</text:span>ogique du projet</text:p>
          </table:table-cell>
          <table:table-cell table:style-name="Tableau3.B1" table:number-columns-spanned="9" office:value-type="string">
            <text:p text:style-name="P65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38593866512"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6"><text:span text:style-name="T1">Eleve 1</text:span> </text:p>
          </table:table-cell>
          <table:table-cell table:style-name="Tableau3.A2" office:value-type="string">
            <text:p text:style-name="P43">Eleve 2</text:p>
          </table:table-cell>
          <table:table-cell table:style-name="Tableau3.A2" office:value-type="string">
            <text:p text:style-name="P43">Eleve 3</text:p>
          </table:table-cell>
          <table:table-cell table:style-name="Tableau3.A2" office:value-type="string">
            <text:p text:style-name="P67">for ou while</text:p>
          </table:table-cell>
          <table:table-cell table:style-name="Tableau3.A2" office:value-type="string">
            <text:p text:style-name="P68">if</text:p>
          </table:table-cell>
          <table:table-cell table:style-name="Tableau3.A2" office:value-type="string">
            <text:p text:style-name="P68">Variables globales et locales</text:p>
          </table:table-cell>
          <table:table-cell table:style-name="Tableau3.A2" office:value-type="string">
            <text:p text:style-name="P68">Commentaires et docsting</text:p>
          </table:table-cell>
          <table:table-cell table:style-name="Tableau3.A2" office:value-type="string">
            <text:p text:style-name="P68">assertions</text:p>
          </table:table-cell>
          <table:table-cell table:style-name="Tableau3.J2" office:value-type="string">
            <text:p text:style-name="P68">Diaporama</text:p>
          </table:table-cell>
        </table:table-row>
        <table:table-row table:style-name="TableLine2338593866240">
          <table:table-cell table:style-name="Tableau3.A2" office:value-type="string">
            <text:p text:style-name="P42">Fonction 1 :</text:p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J2" office:value-type="string">
            <text:p text:style-name="P65"/>
          </table:table-cell>
        </table:table-row>
        <table:table-row table:style-name="TableLine2338593875216">
          <table:table-cell table:style-name="Tableau3.A2" office:value-type="string">
            <text:p text:style-name="P42">Fonction 2 :</text:p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J2" office:value-type="string">
            <text:p text:style-name="P65"/>
          </table:table-cell>
        </table:table-row>
        <table:table-row table:style-name="TableLine2338593871408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J2" office:value-type="string">
            <text:p text:style-name="P65"/>
          </table:table-cell>
        </table:table-row>
        <table:table-row table:style-name="TableLine2338593863520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J2" office:value-type="string">
            <text:p text:style-name="P65"/>
          </table:table-cell>
        </table:table-row>
        <table:table-row table:style-name="TableLine2338593872224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J2" office:value-type="string">
            <text:p text:style-name="P65"/>
          </table:table-cell>
        </table:table-row>
        <table:table-row table:style-name="TableLine2338593868960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J2" office:value-type="string">
            <text:p text:style-name="P65"/>
          </table:table-cell>
        </table:table-row>
        <table:table-row table:style-name="TableLine2338593877392"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6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A2" office:value-type="string">
            <text:p text:style-name="P65"/>
          </table:table-cell>
          <table:table-cell table:style-name="Tableau3.J2" office:value-type="string">
            <text:p text:style-name="P65"/>
          </table:table-cell>
        </table:table-row>
      </table:table>
      <text:p text:style-name="P13">Note : un projet est validable si chaque élève a une croix en face de chaque compétence.</text:p>
      <text:p text:style-name="P7"/>
      <text:p text:style-name="P7"/>
      <text:p text:style-name="P10">SPRINT N°1</text:p>
      <text:p text:style-name="P10">Backlog du sprint (listes des tâches choisies en fonction de la priorité du besoin – au moins une fonction par élève) :</text:p>
      <text:p text:style-name="P16">par exemple : fonction 1, fonction 2</text:p>
      <text:p text:style-name="P16"/>
      <text:p text:style-name="P10">SPRINT N°2</text:p>
      <text:p text:style-name="P10">Backlog du sprint (listes des tâches choisies en fonction de la priorité du besoin – au moins une fonction par élève) :</text:p>
      <text:p text:style-name="P16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44:08.253000000</meta:creation-date>
    <meta:generator>LibreOffice/7.1.4.2$Windows_X86_64 LibreOffice_project/a529a4fab45b75fefc5b6226684193eb000654f6</meta:generator>
    <meta:editing-duration>PT4H59M4S</meta:editing-duration>
    <meta:editing-cycles>72</meta:editing-cycles>
    <dc:date>2021-11-22T18:55:14.582000000</dc:date>
    <meta:document-statistic meta:table-count="5" meta:image-count="0" meta:object-count="0" meta:page-count="3" meta:paragraph-count="111" meta:word-count="557" meta:character-count="3278" meta:non-whitespace-character-count="2813"/>
  </office:meta>
</office:document-meta>
</file>